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3D0000303B00001B9057B7DA3D.svm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DejaVu Sans Mono" svg:font-family="'DejaVu Sans Mono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2" style:family="paragraph" style:parent-style-name="Standard">
      <style:text-properties style:text-position="0% 100%" style:font-name="DejaVu Sans1" fo:font-size="12pt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3" style:family="paragraph" style:parent-style-name="Standard">
      <style:text-properties style:font-name="DejaVu Sans1" fo:font-size="12pt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4" style:family="paragraph" style:parent-style-name="Standard">
      <style:paragraph-properties fo:break-before="page"/>
      <style:text-properties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5" style:family="paragraph" style:parent-style-name="Standard">
      <style:paragraph-properties fo:margin-left="1.245cm" fo:margin-right="0cm" fo:text-indent="0cm" style:auto-text-indent="false"/>
      <style:text-properties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6" style:family="paragraph" style:parent-style-name="Standard">
      <style:paragraph-properties fo:margin-left="1.245cm" fo:margin-right="0cm" fo:text-indent="0cm" style:auto-text-indent="false"/>
      <style:text-properties style:text-position="0% 100%" style:font-name="DejaVu Sans1" fo:font-size="12pt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7" style:family="paragraph" style:parent-style-name="Standard">
      <style:text-properties style:font-name="DejaVu Sans1" fo:font-size="12pt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8" style:family="paragraph" style:parent-style-name="Standard">
      <style:text-properties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sv" fo:country="SE"/>
    </style:style>
    <style:style style:name="T3" style:family="text">
      <style:text-properties style:text-position="super 58%" fo:language="sv" fo:country="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örsta ordningens ODE:</text:p>
      <text:p text:style-name="P3"/>
      <text:p text:style-name="P3"><text:tab/><draw:frame draw:style-name="fr2" draw:name="Object10" text:anchor-type="as-char" svg:width="2.582cm" svg:height="1.04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<text:tab/>• Separabla:<text:tab/><draw:frame draw:style-name="fr2" draw:name="Object11" text:anchor-type="as-char" svg:width="2.956cm" svg:height="1.048cm" draw:z-index="8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><text:tab/>• Linjära:<text:tab/><text:tab/><draw:frame draw:style-name="fr2" draw:name="Object12" text:anchor-type="as-char" svg:width="3.528cm" svg:height="1.048cm" draw:z-index="10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/>
      <text:p text:style-name="P3"/>
      <text:p text:style-name="P3"/>
      <text:p text:style-name="P3">Separabla</text:p>
      <text:p text:style-name="P3"/>
      <text:p text:style-name="P3"><draw:frame draw:style-name="fr2" draw:name="Object13" text:anchor-type="as-char" svg:width="2.956cm" svg:height="1.048cm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3"/>
      <text:p text:style-name="P3">1. <text:s/>h(y) = 0 : y = konstant</text:p>
      <text:p text:style-name="P3"/>
      <text:p text:style-name="P3">2. <text:s/>h(y) ≠ 0 : <draw:frame draw:style-name="fr2" draw:name="Object14" text:anchor-type="as-char" svg:width="3.306cm" svg:height="1.055cm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3">Integrera med avseende på x.</text:p>
      <text:p text:style-name="P3"/>
      <text:p text:style-name="P3"/>
      <text:p text:style-name="P3"/>
      <text:p text:style-name="P3"/>
      <text:p text:style-name="P3">Linjära</text:p>
      <text:p text:style-name="P3"/>
      <text:p text:style-name="P3"><draw:frame draw:style-name="fr2" draw:name="Object15" text:anchor-type="as-char" svg:width="3.528cm" svg:height="1.048cm" draw:z-index="3"><draw:object xlink:href="./Object 6" xlink:type="simple" xlink:show="embed" xlink:actuate="onLoad"/><draw:image xlink:href="./ObjectReplacements/Object 6" xlink:type="simple" xlink:show="embed" xlink:actuate="onLoad"/></draw:frame></text:p>
      <text:p text:style-name="P3"/>
      <text:p text:style-name="P3">Multiplicera med <draw:frame draw:style-name="fr2" draw:name="Object17" text:anchor-type="as-char" svg:width="1.628cm" svg:height="0.702cm" draw:z-index="4"><draw:object xlink:href="./Object 7" xlink:type="simple" xlink:show="embed" xlink:actuate="onLoad"/><draw:image xlink:href="./ObjectReplacements/Object 7" xlink:type="simple" xlink:show="embed" xlink:actuate="onLoad"/></draw:frame></text:p>
      <text:p text:style-name="P3"/>
      <text:p text:style-name="P3"><draw:frame draw:style-name="fr2" draw:name="Object16" text:anchor-type="as-char" svg:width="9.237cm" svg:height="1.048cm" draw:z-index="5"><draw:object xlink:href="./Object 8" xlink:type="simple" xlink:show="embed" xlink:actuate="onLoad"/><draw:image xlink:href="./ObjectReplacements/Object 8" xlink:type="simple" xlink:show="embed" xlink:actuate="onLoad"/></draw:frame></text:p>
      <text:p text:style-name="P3"/>
      <text:p text:style-name="P3"><draw:frame draw:style-name="fr2" draw:name="Object18" text:anchor-type="as-char" svg:width="6.062cm" svg:height="1.048cm" draw:z-index="6"><draw:object xlink:href="./Object 9" xlink:type="simple" xlink:show="embed" xlink:actuate="onLoad"/><draw:image xlink:href="./ObjectReplacements/Object 9" xlink:type="simple" xlink:show="embed" xlink:actuate="onLoad"/></draw:frame></text:p>
      <text:p text:style-name="P3"/>
      <text:p text:style-name="P1">Integrera med avseende på x.</text:p>
      <text:p text:style-name="P1"/>
      <text:p text:style-name="P4">Substitutioner:</text:p>
      <text:p text:style-name="P1"/>
      <text:p text:style-name="P5">Homogena:</text:p>
      <text:p text:style-name="P5"/>
      <text:p text:style-name="P6"><text:span text:style-name="T2"><text:tab/></text:span><text:span text:style-name="T2"><draw:frame draw:style-name="fr2" draw:name="Object2" text:anchor-type="as-char" svg:width="2.164cm" svg:height="1.152cm" draw:z-index="11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5"/>
      <text:p text:style-name="P5"><text:tab/>Sätt z = y/x. y = xz, y' = xz' + z</text:p>
      <text:p text:style-name="P5"/>
      <text:p text:style-name="P5"><text:tab/>xz' + z = ƒ(z)</text:p>
      <text:p text:style-name="P5"/>
      <text:p text:style-name="P5"><text:tab/>xz' = ƒ(z) – z</text:p>
      <text:p text:style-name="P5"><text:tab/></text:p>
      <text:p text:style-name="P5"><text:tab/>Separabel!</text:p>
      <text:p text:style-name="P5"/>
      <text:p text:style-name="P5"/>
      <text:p text:style-name="P5">Bernoullska:</text:p>
      <text:p text:style-name="P5"/>
      <text:p text:style-name="P6"><text:span text:style-name="T2"><text:tab/></text:span><text:span text:style-name="T2"><draw:frame draw:style-name="fr3" draw:name="Object3" text:anchor-type="as-char" svg:y="-0.863cm" svg:width="7.04cm" svg:height="1.048cm" draw:z-index="12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5"/>
      <text:p text:style-name="P6"><text:span text:style-name="T2"><text:tab/></text:span><text:span text:style-name="T2"><draw:frame draw:style-name="fr3" draw:name="Object4" text:anchor-type="as-char" svg:y="-0.863cm" svg:width="4.713cm" svg:height="1.048cm" draw:z-index="13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5"/>
      <text:p text:style-name="P6"><text:span text:style-name="T2"><text:tab/>Sätt</text:span><text:span text:style-name="T3"><draw:frame draw:style-name="fr2" draw:name="Object5" text:anchor-type="as-char" svg:width="5.031cm" svg:height="1.048cm" draw:z-index="14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5"/>
      <text:p text:style-name="P6"><text:span text:style-name="T2"><text:tab/></text:span><text:span text:style-name="T2"><draw:frame draw:style-name="fr3" draw:name="Object6" text:anchor-type="as-char" svg:y="-0.863cm" svg:width="3.851cm" svg:height="1.048cm" draw:z-index="15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5"/>
      <text:p text:style-name="P5"><text:tab/>Linjärt!</text:p>
      <text:p text:style-name="P6"/>
      <text:p text:style-name="P1"/>
      <text:p text:style-name="P1">Begynnelsevärdesproblem (BVP)</text:p>
      <text:p text:style-name="P1"/>
      <text:p text:style-name="P1"><text:tab/><draw:frame draw:style-name="fr3" draw:name="Object1" text:anchor-type="as-char" svg:y="-0.863cm" svg:width="4.812cm" svg:height="1.048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1"/>
      <text:p text:style-name="P4">Exemple på derivatagraf:</text:p>
      <text:p text:style-name="P1"/>
      <text:p text:style-name="P1"><draw:frame draw:style-name="fr3" draw:name="Object7" text:anchor-type="as-char" svg:y="-0.863cm" svg:width="1.833cm" svg:height="1.048cm" draw:z-index="18"><draw:object xlink:href="./Object 17" xlink:type="simple" xlink:show="embed" xlink:actuate="onLoad"/><draw:image xlink:href="./ObjectReplacements/Object 17" xlink:type="simple" xlink:show="embed" xlink:actuate="onLoad"/></draw:frame></text:p>
      <text:p text:style-name="P1"/>
      <text:p text:style-name="P1">Rita up koordinatsystem och rita in lutning för (x; y) punkter då</text:p>
      <text:p text:style-name="P1"/>
      <text:p text:style-name="P1"><text:tab/>• y = 0, x' = ±∞</text:p>
      <text:p text:style-name="P1"><text:tab/>• x = 0, y' = 0</text:p>
      <text:p text:style-name="P1"><text:tab/>• y = –x, y' = 1</text:p>
      <text:p text:style-name="P1"><text:tab/>• y = x, y' = –1</text:p>
      <text:p text:style-name="P1"/>
      <text:p text:style-name="P1">Man ser att cirklar bildas.</text:p>
      <text:p text:style-name="P1">Stämmer det?</text:p>
      <text:p text:style-name="P1"/>
      <text:p text:style-name="P1"><draw:frame draw:style-name="fr3" draw:name="Object8" text:anchor-type="as-char" svg:y="-0.863cm" svg:width="2.369cm" svg:height="1.048cm" draw:z-index="19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P1"><draw:frame draw:style-name="fr3" draw:name="Object19" text:anchor-type="as-char" svg:y="-0.863cm" svg:width="2.889cm" svg:height="1.048cm" draw:z-index="20"><draw:object xlink:href="./Object 19" xlink:type="simple" xlink:show="embed" xlink:actuate="onLoad"/><draw:image xlink:href="./ObjectReplacements/Object 19" xlink:type="simple" xlink:show="embed" xlink:actuate="onLoad"/></draw:frame></text:p>
      <text:p text:style-name="P1"/>
      <text:p text:style-name="P1"><draw:frame draw:style-name="fr3" draw:name="Object21" text:anchor-type="as-char" svg:y="-0.863cm" svg:width="5.161cm" svg:height="1.152cm" draw:z-index="22"><draw:object xlink:href="./Object 20" xlink:type="simple" xlink:show="embed" xlink:actuate="onLoad"/><draw:image xlink:href="./ObjectReplacements/Object 20" xlink:type="simple" xlink:show="embed" xlink:actuate="onLoad"/></draw:frame></text:p>
      <text:p text:style-name="P1"/>
      <text:p text:style-name="P1"><draw:frame draw:style-name="fr3" draw:name="Object20" text:anchor-type="as-char" svg:y="-0.863cm" svg:width="5.99cm" svg:height="1.048cm" draw:z-index="23"><draw:object xlink:href="./Object 21" xlink:type="simple" xlink:show="embed" xlink:actuate="onLoad"/><draw:image xlink:href="./ObjectReplacements/Object 21" xlink:type="simple" xlink:show="embed" xlink:actuate="onLoad"/></draw:frame></text:p>
      <text:p text:style-name="P1"/>
      <text:p text:style-name="P1"><draw:frame draw:style-name="fr3" draw:name="Object22" text:anchor-type="as-char" svg:y="-0.863cm" svg:width="5.42cm" svg:height="0.796cm" draw:z-index="24"><draw:object xlink:href="./Object 22" xlink:type="simple" xlink:show="embed" xlink:actuate="onLoad"/><draw:image xlink:href="./ObjectReplacements/Object 22" xlink:type="simple" xlink:show="embed" xlink:actuate="onLoad"/></draw:frame></text:p>
      <text:p text:style-name="P1"/>
      <text:p text:style-name="P1"><draw:frame draw:style-name="fr3" draw:name="Object23" text:anchor-type="as-char" svg:y="-0.863cm" svg:width="2.06cm" svg:height="0.547cm" draw:z-index="25"><draw:object xlink:href="./Object 23" xlink:type="simple" xlink:show="embed" xlink:actuate="onLoad"/><draw:image xlink:href="./ObjectReplacements/Object 23" xlink:type="simple" xlink:show="embed" xlink:actuate="onLoad"/></draw:frame></text:p>
      <text:p text:style-name="P1"/>
      <text:p text:style-name="P1">Ja, det stämmer!</text:p>
      <text:p text:style-name="P1"/>
      <text:p text:style-name="P1"><draw:frame draw:style-name="fr3" draw:name="Object24" text:anchor-type="as-char" svg:y="-0.863cm" svg:width="2.124cm" svg:height="0.547cm" draw:z-index="21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P4">Exempel på stabilitet</text:p>
      <text:p text:style-name="P1"/>
      <text:p text:style-name="P1"><draw:frame draw:style-name="fr3" draw:name="Object25" text:anchor-type="as-char" svg:y="-0.863cm" svg:width="2.471cm" svg:height="1.048cm" draw:z-index="16"><draw:object xlink:href="./Object 24" xlink:type="simple" xlink:show="embed" xlink:actuate="onLoad"/><draw:image xlink:href="./ObjectReplacements/Object 24" xlink:type="simple" xlink:show="embed" xlink:actuate="onLoad"/></draw:frame></text:p>
      <text:p text:style-name="P1"/>
      <text:p text:style-name="P2"><text:span text:style-name="T2">Kritiska punkter: </text:span><text:span text:style-name="T2"><draw:frame draw:style-name="fr3" draw:name="Object26" text:anchor-type="as-char" svg:y="-0.628cm" svg:width="4.946cm" svg:height="1.048cm" draw:z-index="17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1"/>
      <text:p text:style-name="P1">Kritiska punkter: y = 0 och y = 3</text:p>
      <text:p text:style-name="P1"/>
      <text:p text:style-name="P1">Fasporträtt (faslinje)</text:p>
      <text:p text:style-name="P1"/>
      <text:p text:style-name="P1">──→──┼──←──┼──→──</text:p>
      <text:p text:style-name="P1"><text:tab/> 0 <text:s text:c="9"/>3</text:p>
      <text:p text:style-name="P1"><text:s text:c="5"/>+ <text:s text:c="7"/>– <text:s text:c="10"/>+ <text:s text:c="4"/>:derivata</text:p>
      <text:p text:style-name="P1"/>
      <text:p text:style-name="P1">y = 0 är asymptotiskt stabil.</text:p>
      <text:p text:style-name="P1">y = 3 är instabil.</text:p>
      <text:p text:style-name="P1"/>
      <text:p text:style-name="P1"><draw:frame draw:style-name="fr1" draw:name="graphics1" text:anchor-type="paragraph" svg:x="0.129cm" svg:y="0cm" svg:width="12.347cm" svg:height="7.056cm" draw:z-index="7"><draw:image xlink:href="Pictures/2000003D0000303B00001B9057B7DA3D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DejaVu Sans Mono" svg:font-family="'DejaVu Sans Mono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13H05M38S</meta:editing-duration>
    <meta:editing-cycles>43</meta:editing-cycles>
    <meta:generator>OpenOffice.org/3.1$Win32 OpenOffice.org_project/310m19$Build-9420</meta:generator>
    <dc:date>2010-10-16T20:58:00.33</dc:date>
    <dc:creator>Mattias </dc:creator>
    <meta:document-statistic meta:table-count="0" meta:image-count="1" meta:object-count="25" meta:page-count="4" meta:paragraph-count="58" meta:word-count="153" meta:character-count="79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ƒ</math:mi>
      </math:mrow>
      <math:mrow>
        <math:mo math:stretchy="false">(</math:mo>
        <math:mrow>
          <math:mi math:fontstyle="normal">x</math:mi>
          <math:mi math:fontstyle="normal">;</math:mi>
          <math:mi/>
          <math:mi math:fontstyle="normal">y</math:mi>
        </math:mrow>
        <math:mo math:stretchy="false">)</math:mo>
      </math:mrow>
    </math:mrow>
    <math:annotation math:encoding="StarMath 5.0">{{alignc dy} over {alignc dx}} = ƒ(x;`y)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ƒ</math:mi>
      </math:mrow>
      <math:mrow>
        <math:mo math:stretchy="false">(</math:mo>
        <math:mrow>
          <math:mi math:fontstyle="normal">x</math:mi>
          <math:mi math:fontstyle="normal">;</math:mi>
          <math:mi/>
          <math:mi math:fontstyle="normal">y</math:mi>
        </math:mrow>
        <math:mo math:stretchy="false">)</math:mo>
      </math:mrow>
      <math:mi math:fontstyle="normal">,</math:mi>
      <math:mi/>
      <math:mi math:fontstyle="normal">y</math:mi>
      <math:mrow>
        <math:mrow>
          <math:mo math:stretchy="false">(</math:mo>
          <math:msub>
            <math:mi math:fontstyle="normal">x</math:mi>
            <math:mn>0</math:mn>
          </math:msub>
          <math:mo math:stretchy="false">)</math:mo>
        </math:mrow>
        <math:mo math:stretchy="false">=</math:mo>
        <math:msub>
          <math:mi math:fontstyle="normal">y</math:mi>
          <math:mn>0</math:mn>
        </math:msub>
      </math:mrow>
    </math:mrow>
    <math:annotation math:encoding="StarMath 5.0"> {{{alignc dy} over {alignc dx}} = ƒ(x;`y), ~ y(x_0) = y_0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ƒ</math:mi>
      </math:mrow>
      <math:mfenced math:open="" math:close="">
        <math:mfrac>
          <math:mrow>
            <math:mi math:fontstyle="normal">y</math:mi>
          </math:mrow>
          <math:mrow>
            <math:mi math:fontstyle="normal">x</math:mi>
          </math:mrow>
        </math:mfrac>
      </math:mfenced>
    </math:mrow>
    <math:annotation math:encoding="StarMath 5.0">{{{alignc dy} over {alignc dx}} = ƒ left ({{alignc y} over {alignc x}} right )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 math:fontstyle="normal">y</math:mi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  <math:msup>
        <math:mi math:fontstyle="normal">y</math:mi>
        <math:mo math:stretchy="false">α</math:mo>
      </math:msup>
      <math:mi math:fontstyle="normal">,</math:mi>
      <math:mi/>
      <math:mrow>
        <math:mrow>
          <math:mn>1</math:mn>
          <math:mo math:stretchy="false">≠</math:mo>
          <math:mo math:stretchy="false">α</math:mo>
        </math:mrow>
        <math:mo math:stretchy="false">≠</math:mo>
        <math:mn>2,</math:mn>
      </math:mrow>
      <math:mrow>
        <math:mo math:stretchy="false">α</math:mo>
        <math:mo math:stretchy="false">∈</math:mo>
        <math:mi math:fontstyle="normal">ℝ</math:mi>
      </math:mrow>
    </math:mrow>
    <math:annotation math:encoding="StarMath 5.0"> {{{alignc dy} over {alignc dx}} = P(x)y = ƒ(x)y^%alpha, ~ 1 &lt;&gt; %alpha &lt;&gt; 2, %alpha in ℝ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y</math:mi>
        <math:mrow>
          <math:mo math:stretchy="false">−</math:mo>
          <math:mo math:stretchy="false">α</math:mo>
        </math:mrow>
      </math:msup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sup>
          <math:mi math:fontstyle="normal">y</math:mi>
          <math:mrow>
            <math:mn>1</math:mn>
            <math:mo math:stretchy="false">−</math:mo>
            <math:mo math:stretchy="false">α</math:mo>
          </math:mrow>
        </math:msup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y^{-%alpha} {{alignc dy} over {alignc dx}} + P(x)y^{1-%alpha} = ƒ(x)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z</math:mi>
        <math:mo math:stretchy="false">=</math:mo>
        <math:msup>
          <math:mi math:fontstyle="normal">y</math:mi>
          <math:mrow>
            <math:mn>1</math:mn>
            <math:mo math:stretchy="false">−</math:mo>
            <math:mo math:stretchy="false">α</math:mo>
          </math:mrow>
        </math:msup>
      </math:mrow>
      <math:mi math:fontstyle="normal">,</math:mi>
      <math:mi math:fontstyle="normal">z</math:mi>
      <math:mrow>
        <math:mi math:fontstyle="normal">'</math:mi>
        <math:mo math:stretchy="false">=</math:mo>
        <math:mrow>
          <math:mo math:stretchy="false">(</math:mo>
          <math:mrow>
            <math:mn>1</math:mn>
            <math:mo math:stretchy="false">−</math:mo>
            <math:mo math:stretchy="false">α</math:mo>
          </math:mrow>
          <math:mo math:stretchy="false">)</math:mo>
        </math:mrow>
      </math:mrow>
      <math:msup>
        <math:mi math:fontstyle="normal">y</math:mi>
        <math:mrow>
          <math:mo math:stretchy="false">−</math:mo>
          <math:mo math:stretchy="false">α</math:mo>
        </math:mrow>
      </math:msup>
      <math:mfrac>
        <math:mrow>
          <math:mi>dy</math:mi>
        </math:mrow>
        <math:mrow>
          <math:mi>dx</math:mi>
        </math:mrow>
      </math:mfrac>
    </math:mrow>
    <math:annotation math:encoding="StarMath 5.0">
z = y^{1 - %alpha}, z' = (1 - %alpha)y^{-%alpha} {{alignc dy} over {alignc dx}}
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row>
              <math:mi math:fontstyle="normal">z</math:mi>
              <math:mi math:fontstyle="normal">'</math:mi>
            </math:mrow>
          </math:mrow>
          <math:mrow>
            <math:mrow>
              <math:mn>1</math:mn>
              <math:mo math:stretchy="false">−</math:mo>
              <math:mo math:stretchy="false">α</math:mo>
            </math:mrow>
          </math:mrow>
        </math:mfrac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 math:fontstyle="normal">z</math:mi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{{alignc z'} over {alignc 1 - %alpha}} + P(x)z = ƒ(x)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 math:fontstyle="normal">y</math:mi>
          <math:mn>2</math:mn>
        </math:msup>
        <math:mo math:stretchy="false">+</math:mo>
        <math:msup>
          <math:mi math:fontstyle="normal">x</math:mi>
          <math:mn>2</math:mn>
        </math:msup>
      </math:mrow>
      <math:mo math:stretchy="false">=</math:mo>
      <math:msup>
        <math:mi math:fontstyle="normal">r</math:mi>
        <math:mn>2</math:mn>
      </math:msup>
    </math:mrow>
    <math:annotation math:encoding="StarMath 5.0"> {y^2 + x^2 = r^2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y</math:mi>
        </math:mrow>
        <math:mrow>
          <math:mi>dx</math:mi>
        </math:mrow>
      </math:mfrac>
      <math:mo math:stretchy="false">=</math:mo>
      <math:mrow>
        <math:mo math:stretchy="false">−</math:mo>
        <math:mfrac>
          <math:mrow>
            <math:mi math:fontstyle="normal">x</math:mi>
          </math:mrow>
          <math:mrow>
            <math:mi math:fontstyle="normal">y</math:mi>
          </math:mrow>
        </math:mfrac>
      </math:mrow>
    </math:mrow>
    <math:annotation math:encoding="StarMath 5.0">{{{alignc dy} over {alignc dx}} = - {{alignc x} over {alignc y}}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row>
          <math:mfrac>
            <math:mrow>
              <math:mi>dy</math:mi>
            </math:mrow>
            <math:mrow>
              <math:mi>dx</math:mi>
            </math:mrow>
          </math:mfrac>
          <math:mo math:stretchy="false">+</math:mo>
          <math:mi math:fontstyle="normal">x</math:mi>
        </math:mrow>
        <math:mo math:stretchy="false">=</math:mo>
        <math:mn>0</math:mn>
      </math:mrow>
    </math:mrow>
    <math:annotation math:encoding="StarMath 5.0"> {y{{alignc dy} over {alignc dx}} + x= 0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n>2y</math:mn>
      <math:mrow>
        <math:mrow>
          <math:mfrac>
            <math:mrow>
              <math:mi>dy</math:mi>
            </math:mrow>
            <math:mrow>
              <math:mi>dx</math:mi>
            </math:mrow>
          </math:mfrac>
          <math:mo math:stretchy="false">+</math:mo>
          <math:mn>2x</math:mn>
        </math:mrow>
        <math:mo math:stretchy="false">=</math:mo>
        <math:mn>0</math:mn>
      </math:mrow>
    </math:mrow>
    <math:annotation math:encoding="StarMath 5.0"> {2y{{alignc dy} over {alignc dx}} + 2x= 0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g</math:mi>
      </math:mrow>
      <math:mrow>
        <math:mo math:stretchy="false">(</math:mo>
        <math:mi math:fontstyle="normal">x</math:mi>
        <math:mo math:stretchy="false">)</math:mo>
      </math:mrow>
      <math:mi math:fontstyle="normal">h</math:mi>
      <math:mrow>
        <math:mo math:stretchy="false">(</math:mo>
        <math:mi math:fontstyle="normal">y</math:mi>
        <math:mo math:stretchy="false">)</math:mo>
      </math:mrow>
    </math:mrow>
    <math:annotation math:encoding="StarMath 5.0">{ {{alignc dy} over {alignc dx}} = g(x)h(y) 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fenced math:open="" math:close="">
        <math:mrow>
          <math:mn>2y</math:mn>
          <math:mrow>
            <math:mfrac>
              <math:mrow>
                <math:mi>dy</math:mi>
              </math:mrow>
              <math:mrow>
                <math:mi>dx</math:mi>
              </math:mrow>
            </math:mfrac>
            <math:mo math:stretchy="false">+</math:mo>
            <math:mn>2x</math:mn>
          </math:mrow>
        </math:mrow>
      </math:mfenced>
      <math:mrow>
        <math:mi>dx</math:mi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i>dx</math:mi>
    </math:mrow>
    <math:annotation math:encoding="StarMath 5.0"> {{size *1.25 int ""} left ( 2y{{alignc dy} over {alignc dx}} + 2x right ) dx = {size *1.25 int ""} dx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n>2y</math:mn>
      <math:mfrac>
        <math:mrow>
          <math:mi>dy</math:mi>
        </math:mrow>
        <math:mrow>
          <math:mi>dx</math:mi>
        </math:mrow>
      </math:mfrac>
      <math:mrow>
        <math:mi>dx</math:mi>
        <math:mo math:stretchy="false">+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n>2x</math:mn>
      <math:mi/>
      <math:mrow>
        <math:mi>dx</math:mi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i>dx</math:mi>
    </math:mrow>
    <math:annotation math:encoding="StarMath 5.0"> {{size *1.25 int ""} 2y{{alignc dy} over {alignc dx}} dx + {size *1.25 int ""} 2x `dx = {size *1.25 int ""} dx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n>2y</math:mn>
      <math:mi/>
      <math:mrow>
        <math:mi>dy</math:mi>
        <math:mo math:stretchy="false">+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n>2x</math:mn>
      <math:mi/>
      <math:mrow>
        <math:mi>dx</math:mi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i>dx</math:mi>
    </math:mrow>
    <math:annotation math:encoding="StarMath 5.0">{{size *1.25 int ""} 2y `dy + {size *1.25 int ""} 2x `dx = {size *1.25 int ""} dx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 math:fontstyle="normal">y</math:mi>
          <math:mn>2</math:mn>
        </math:msup>
        <math:mo math:stretchy="false">+</math:mo>
        <math:msup>
          <math:mi math:fontstyle="normal">x</math:mi>
          <math:mn>2</math:mn>
        </math:msup>
      </math:mrow>
      <math:mo math:stretchy="false">=</math:mo>
      <math:mi math:fontstyle="normal">C</math:mi>
    </math:mrow>
    <math:annotation math:encoding="StarMath 5.0"> {y^2 + x^2 = C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y</math:mi>
        </math:mrow>
        <math:mrow>
          <math:mi>dx</math:mi>
        </math:mrow>
      </math:mfrac>
      <math:mo math:stretchy="false">=</math:mo>
      <math:mrow>
        <math:msup>
          <math:mi math:fontstyle="normal">y</math:mi>
          <math:mn>2</math:mn>
        </math:msup>
        <math:mo math:stretchy="false">−</math:mo>
        <math:mn>3y</math:mn>
      </math:mrow>
    </math:mrow>
    <math:annotation math:encoding="StarMath 5.0">{{{alignc dy} over {alignc dx}} = y^2 - 3y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i>dy</math:mi>
            </math:mrow>
            <math:mrow>
              <math:mi>dx</math:mi>
            </math:mrow>
          </math:mfrac>
          <math:mo math:stretchy="false">=</math:mo>
          <math:mrow>
            <math:msup>
              <math:mi math:fontstyle="normal">y</math:mi>
              <math:mn>2</math:mn>
            </math:msup>
            <math:mo math:stretchy="false">−</math:mo>
            <math:mn>3y</math:mn>
          </math:mrow>
        </math:mrow>
        <math:mo math:stretchy="false">=</math:mo>
        <math:mi math:fontstyle="normal">y</math:mi>
      </math:mrow>
      <math:mrow>
        <math:mrow>
          <math:mo math:stretchy="false">(</math:mo>
          <math:mrow>
            <math:mi math:fontstyle="normal">y</math:mi>
            <math:mo math:stretchy="false">−</math:mo>
            <math:mn>3</math:mn>
          </math:mrow>
          <math:mo math:stretchy="false">)</math:mo>
        </math:mrow>
        <math:mo math:stretchy="false">=</math:mo>
        <math:mn>0</math:mn>
      </math:mrow>
    </math:mrow>
    <math:annotation math:encoding="StarMath 5.0"> {{{alignc dy} over {alignc dx}} = y^2 - 3y = y(y - 3) = 0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 math:fontstyle="normal">y</math:mi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 {{alignc dy} over {alignc dx}} + P(x)y = ƒ(x)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g</math:mi>
      </math:mrow>
      <math:mrow>
        <math:mo math:stretchy="false">(</math:mo>
        <math:mi math:fontstyle="normal">x</math:mi>
        <math:mo math:stretchy="false">)</math:mo>
      </math:mrow>
      <math:mi math:fontstyle="normal">h</math:mi>
      <math:mrow>
        <math:mo math:stretchy="false">(</math:mo>
        <math:mi math:fontstyle="normal">y</math:mi>
        <math:mo math:stretchy="false">)</math:mo>
      </math:mrow>
    </math:mrow>
    <math:annotation math:encoding="StarMath 5.0">{ {{alignc dy} over {alignc dx}} = g(x)h(y) 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row>
            <math:mi math:fontstyle="normal">h</math:mi>
            <math:mrow>
              <math:mo math:stretchy="false">(</math:mo>
              <math:mi math:fontstyle="normal">y</math:mi>
              <math:mo math:stretchy="false">)</math:mo>
            </math:mrow>
          </math:mrow>
        </math:mrow>
      </math:mfrac>
      <math:mrow>
        <math:mi/>
        <math:mo math:stretchy="false">⋅</math:mo>
        <math:mi/>
      </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g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 {{alignc 1} over {alignc {h(y)}}} `cdot` {{alignc dy} over {alignc dx}} = g(x) 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 math:fontstyle="normal">y</math:mi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 {{alignc dy} over {alignc dx}} + P(x)y = ƒ(x)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p>
      <math:mi math:fontstyle="normal">e</math:mi>
      <math:mrow>
        <math:mstyle math:fontsize="125%">
          <math:mrow>
            <math:mrow>
              <math:mo math:stretchy="false">∫</math:mo>
              <math:mtext/>
            </math:mrow>
          </math:mrow>
        </math:mstyle>
        <math:mrow>
          <math:mi math:fontstyle="normal">P</math:mi>
          <math:mrow>
            <math:mo math:stretchy="false">(</math:mo>
            <math:mi math:fontstyle="normal">x</math:mi>
            <math:mo math:stretchy="false">)</math:mo>
          </math:mrow>
          <math:mi>dx</math:mi>
        </math:mrow>
      </math:mrow>
    </math:msup>
    <math:annotation math:encoding="StarMath 5.0"> e^{{size *1.25 int ""}{P(x)dx}} 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e</math:mi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row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row>
      </math:msup>
      <math:mrow>
        <math:mi/>
        <math:mo math:stretchy="false">⋅</math:mo>
        <math:mi/>
      </math:mrow>
      <math:mfrac>
        <math:mrow>
          <math:mi>dy</math:mi>
        </math:mrow>
        <math:mrow>
          <math:mi>dx</math:mi>
        </math:mrow>
      </math:mfrac>
      <math:mrow>
        <math:mi/>
        <math:mo math:stretchy="false">+</math:mo>
        <math:mi/>
      </math:mrow>
      <math:msup>
        <math:mi math:fontstyle="normal">e</math:mi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row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row>
      </math:msup>
      <math:mrow>
        <math:mi/>
        <math:mo math:stretchy="false">⋅</math:mo>
        <math:mi/>
      </math:mrow>
      <math:mi math:fontstyle="normal">P</math:mi>
      <math:mrow>
        <math:mo math:stretchy="false">(</math:mo>
        <math:mi math:fontstyle="normal">x</math:mi>
        <math:mo math:stretchy="false">)</math:mo>
      </math:mrow>
      <math:mi math:fontstyle="normal">y</math:mi>
      <math:mrow>
        <math:mi/>
        <math:mo math:stretchy="false">=</math:mo>
        <math:mi/>
      </math:mrow>
      <math:msup>
        <math:mi math:fontstyle="normal">e</math:mi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row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row>
      </math:msup>
      <math:mrow>
        <math:mi/>
        <math:mo math:stretchy="false">⋅</math:mo>
        <math:mi/>
      </math:mrow>
      <math:mi math:fontstyle="normal">ƒ</math:mi>
      <math:mrow>
        <math:mo math:stretchy="false">(</math:mo>
        <math:mi math:fontstyle="normal">x</math:mi>
        <math:mo math:stretchy="false">)</math:mo>
      </math:mrow>
    </math:mrow>
    <math:annotation math:encoding="StarMath 5.0">{ {e^{{size *1.25 int ""}{P(x)dx}}} `cdot` {{alignc dy} over {alignc dx}} ``+`` {e^{{size *1.25 int ""}{P(x)dx}}} `cdot` P(x)y ``=`` {e^{{size *1.25 int ""}{P(x)dx}}} `cdot` ƒ(x) 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 math:fontstyle="normal">d</math:mi>
        </math:mrow>
        <math:mrow>
          <math:mi>dx</math:mi>
        </math:mrow>
      </math:mfrac>
      <math:mfenced math:open="" math:close="">
        <math:mrow>
          <math:msup>
            <math:mi math:fontstyle="normal">e</math:mi>
            <math:mrow>
              <math:mstyle math:fontsize="125%">
                <math:mrow>
                  <math:mrow>
                    <math:mo math:stretchy="false">∫</math:mo>
                    <math:mtext/>
                  </math:mrow>
                </math:mrow>
              </math:mstyle>
              <math:mrow>
                <math:mi math:fontstyle="normal">P</math:mi>
                <math:mrow>
                  <math:mo math:stretchy="false">(</math:mo>
                  <math:mi math:fontstyle="normal">x</math:mi>
                  <math:mo math:stretchy="false">)</math:mo>
                </math:mrow>
                <math:mi>dx</math:mi>
              </math:mrow>
            </math:mrow>
          </math:msup>
          <math:mi math:fontstyle="normal">y</math:mi>
        </math:mrow>
      </math:mfenced>
      <math:mrow>
        <math:mi/>
        <math:mo math:stretchy="false">=</math:mo>
        <math:mi/>
      </math:mrow>
      <math:msup>
        <math:mi math:fontstyle="normal">e</math:mi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row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row>
      </math:msup>
      <math:mrow>
        <math:mi/>
        <math:mo math:stretchy="false">⋅</math:mo>
        <math:mi/>
      </math:mrow>
      <math:mi math:fontstyle="normal">ƒ</math:mi>
      <math:mrow>
        <math:mo math:stretchy="false">(</math:mo>
        <math:mi math:fontstyle="normal">x</math:mi>
        <math:mo math:stretchy="false">)</math:mo>
      </math:mrow>
    </math:mrow>
    <math:annotation math:encoding="StarMath 5.0">{ {{alignc d} over {alignc dx}} left ( {e^{{size *1.25 int ""}{P(x)dx}}} y right )  ``=`` {e^{{size *1.25 int ""}{P(x)dx}}} `cdot` ƒ(x) }</math:annotation>
  </math:semantics>
</math:math>
</file>